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49.71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24.66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22.26mm"/>
    </style:style>
    <style:style style:name="co10" style:family="table-column">
      <style:table-column-properties fo:break-before="auto" style:column-width="27.0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wheel_stats" table:style-name="ta1">
        <table:shapes>
          <draw:frame draw:z-index="0" draw:style-name="gr1" draw:text-style-name="P1" svg:width="320.59mm" svg:height="41.67mm" svg:x="413.49mm" svg:y="6.62mm">
            <draw:object draw:notify-on-update-of-ranges="left_wheel_stats.A2:left_wheel_stats.A69 left_wheel_stats.D1:left_wheel_stats.D1 left_wheel_stats.D2:left_wheel_stats.D69 left_wheel_stats.E1:left_wheel_stats.E1 left_wheel_stats.E2:left_wheel_stats.E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0.59mm" svg:height="40.04mm" svg:x="409.89mm" svg:y="47.56mm">
            <draw:object draw:notify-on-update-of-ranges="left_wheel_stats.A2:left_wheel_stats.A69 left_wheel_stats.F1:left_wheel_stats.F1 left_wheel_stats.F2:left_wheel_stats.F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0.59mm" svg:height="40.04mm" svg:x="409.91mm" svg:y="87.9mm">
            <draw:object draw:notify-on-update-of-ranges="left_wheel_stats.A2:left_wheel_stats.A69 left_wheel_stats.H1:left_wheel_stats.H1 left_wheel_stats.H2:left_wheel_stats.H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20.59mm" svg:height="40.04mm" svg:x="411.1mm" svg:y="126.44mm">
            <draw:object draw:notify-on-update-of-ranges="left_wheel_stats.A2:left_wheel_stats.A69 left_wheel_stats.I1:left_wheel_stats.I1 left_wheel_stats.I2:left_wheel_stats.I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20.59mm" svg:height="40.04mm" svg:x="411.71mm" svg:y="166.78mm">
            <draw:object draw:notify-on-update-of-ranges="left_wheel_stats.A2:left_wheel_stats.A69 left_wheel_stats.J1:left_wheel_stats.J1 left_wheel_stats.J2:left_wheel_stats.J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vel_target_lineal</text:p>
          </table:table-cell>
          <table:table-cell office:value-type="string" calcext:value-type="string">
            <text:p>vel_target_angular</text:p>
          </table:table-cell>
          <table:table-cell office:value-type="string" calcext:value-type="string">
            <text:p>angular_vel_target_right_wheel</text:p>
          </table:table-cell>
          <table:table-cell office:value-type="string" calcext:value-type="string">
            <text:p>angular_vel_encoder_right_wheel</text:p>
          </table:table-cell>
          <table:table-cell office:value-type="string" calcext:value-type="string">
            <text:p>angular_vel_control_right_wheel</text:p>
          </table:table-cell>
          <table:table-cell office:value-type="string" calcext:value-type="string">
            <text:p>right_motorcmd</text:p>
          </table:table-cell>
          <table:table-cell office:value-type="string" calcext:value-type="string">
            <text:p>Kp*error_curr</text:p>
          </table:table-cell>
          <table:table-cell office:value-type="string" calcext:value-type="string">
            <text:p>Ki*integral</text:p>
          </table:table-cell>
          <table:table-cell office:value-type="string" calcext:value-type="string">
            <text:p>Kd*derivative</text:p>
          </table:table-cell>
          <table:table-cell office:value-type="string" calcext:value-type="string">
            <text:p>control_signal</text:p>
          </table:table-cell>
          <table:table-cell office:value-type="string" calcext:value-type="string">
            <text:p>integral_component_(e*dt)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000089" calcext:value-type="float">
            <text:p>8,9E-0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43" calcext:value-type="float">
            <text:p>0,09974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33" calcext:value-type="float">
            <text:p>0,10013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16" calcext:value-type="float">
            <text:p>0,09981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5" calcext:value-type="float">
            <text:p>0,100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49" calcext:value-type="float">
            <text:p>0,09984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8" calcext:value-type="float">
            <text:p>0,09999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92" calcext:value-type="float">
            <text:p>0,10009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85" calcext:value-type="float">
            <text:p>0,09988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04" calcext:value-type="float">
            <text:p>0,100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43" calcext:value-type="float">
            <text:p>0,09994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78" calcext:value-type="float">
            <text:p>0,10007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" calcext:value-type="float">
            <text:p>0,0999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88" calcext:value-type="float">
            <text:p>0,09998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6" calcext:value-type="float">
            <text:p>0,09997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9" calcext:value-type="float">
            <text:p>0,10004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39" calcext:value-type="float">
            <text:p>0,099939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87" calcext:value-type="float">
            <text:p>0,09998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9" calcext:value-type="float">
            <text:p>0,100019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" calcext:value-type="float">
            <text:p>0</text:p>
          </table:table-cell>
          <table:table-cell office:value-type="float" office:value="9.09091" calcext:value-type="float">
            <text:p>9,09091</text:p>
          </table:table-cell>
          <table:table-cell office:value-type="float" office:value="0.720272" calcext:value-type="float">
            <text:p>0,720272</text:p>
          </table:table-cell>
          <table:table-cell office:value-type="float" office:value="1.818182" calcext:value-type="float">
            <text:p>1,818182</text:p>
          </table:table-cell>
          <table:table-cell office:value-type="float" office:value="0.606606" calcext:value-type="float">
            <text:p>0,606606</text:p>
          </table:table-cell>
          <table:table-cell office:value-type="float" office:value="0.605515" calcext:value-type="float">
            <text:p>0,605515</text:p>
          </table:table-cell>
          <table:table-cell office:value-type="float" office:value="3.030304" calcext:value-type="float">
            <text:p>3,030304</text:p>
          </table:table-cell>
          <table:table-cell office:value-type="float" office:value="0.606606" calcext:value-type="float">
            <text:p>0,606606</text:p>
          </table:table-cell>
          <table:table-cell office:value-type="float" office:value="0.10009" calcext:value-type="float">
            <text:p>0,10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" calcext:value-type="float">
            <text:p>0</text:p>
          </table:table-cell>
          <table:table-cell office:value-type="float" office:value="9.091339" calcext:value-type="float">
            <text:p>9,091339</text:p>
          </table:table-cell>
          <table:table-cell office:value-type="float" office:value="0.720306" calcext:value-type="float">
            <text:p>0,720306</text:p>
          </table:table-cell>
          <table:table-cell office:value-type="float" office:value="1.818182" calcext:value-type="float">
            <text:p>1,818182</text:p>
          </table:table-cell>
          <table:table-cell office:value-type="float" office:value="1.212551" calcext:value-type="float">
            <text:p>1,212551</text:p>
          </table:table-cell>
          <table:table-cell office:value-type="float" office:value="0" calcext:value-type="float">
            <text:p>0</text:p>
          </table:table-cell>
          <table:table-cell office:value-type="float" office:value="3.030732" calcext:value-type="float">
            <text:p>3,030732</text:p>
          </table:table-cell>
          <table:table-cell office:value-type="float" office:value="0.605944" calcext:value-type="float">
            <text:p>0,605944</text:p>
          </table:table-cell>
          <table:table-cell office:value-type="float" office:value="0.099981" calcext:value-type="float">
            <text:p>0,09998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3.138513" calcext:value-type="float">
            <text:p>3,138513</text:p>
          </table:table-cell>
          <table:table-cell office:value-type="float" office:value="8.128362" calcext:value-type="float">
            <text:p>8,128362</text:p>
          </table:table-cell>
          <table:table-cell office:value-type="float" office:value="0.644245" calcext:value-type="float">
            <text:p>0,644245</text:p>
          </table:table-cell>
          <table:table-cell office:value-type="float" office:value="0.876628" calcext:value-type="float">
            <text:p>0,876628</text:p>
          </table:table-cell>
          <table:table-cell office:value-type="float" office:value="1.504866" calcext:value-type="float">
            <text:p>1,504866</text:p>
          </table:table-cell>
          <table:table-cell office:value-type="float" office:value="-0.313738" calcext:value-type="float">
            <text:p>-0,313738</text:p>
          </table:table-cell>
          <table:table-cell office:value-type="float" office:value="2.067756" calcext:value-type="float">
            <text:p>2,067756</text:p>
          </table:table-cell>
          <table:table-cell office:value-type="float" office:value="0.292315" calcext:value-type="float">
            <text:p>0,292315</text:p>
          </table:table-cell>
          <table:table-cell office:value-type="float" office:value="0.100036" calcext:value-type="float">
            <text:p>0,100036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6.288664" calcext:value-type="float">
            <text:p>6,288664</text:p>
          </table:table-cell>
          <table:table-cell office:value-type="float" office:value="7.16002" calcext:value-type="float">
            <text:p>7,16002</text:p>
          </table:table-cell>
          <table:table-cell office:value-type="float" office:value="0.567761" calcext:value-type="float">
            <text:p>0,567761</text:p>
          </table:table-cell>
          <table:table-cell office:value-type="float" office:value="-0.068417" calcext:value-type="float">
            <text:p>-0,068417</text:p>
          </table:table-cell>
          <table:table-cell office:value-type="float" office:value="1.481998" calcext:value-type="float">
            <text:p>1,481998</text:p>
          </table:table-cell>
          <table:table-cell office:value-type="float" office:value="-0.314167" calcext:value-type="float">
            <text:p>-0,314167</text:p>
          </table:table-cell>
          <table:table-cell office:value-type="float" office:value="1.099414" calcext:value-type="float">
            <text:p>1,099414</text:p>
          </table:table-cell>
          <table:table-cell office:value-type="float" office:value="-0.022867" calcext:value-type="float">
            <text:p>-0,022867</text:p>
          </table:table-cell>
          <table:table-cell office:value-type="float" office:value="0.10027" calcext:value-type="float">
            <text:p>0,1002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6.279793" calcext:value-type="float">
            <text:p>6,279793</text:p>
          </table:table-cell>
          <table:table-cell office:value-type="float" office:value="7.455939" calcext:value-type="float">
            <text:p>7,455939</text:p>
          </table:table-cell>
          <table:table-cell office:value-type="float" office:value="0.591134" calcext:value-type="float">
            <text:p>0,591134</text:p>
          </table:table-cell>
          <table:table-cell office:value-type="float" office:value="-0.065756" calcext:value-type="float">
            <text:p>-0,065756</text:p>
          </table:table-cell>
          <table:table-cell office:value-type="float" office:value="1.460197" calcext:value-type="float">
            <text:p>1,460197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1.395333" calcext:value-type="float">
            <text:p>1,395333</text:p>
          </table:table-cell>
          <table:table-cell office:value-type="float" office:value="-0.021801" calcext:value-type="float">
            <text:p>-0,021801</text:p>
          </table:table-cell>
          <table:table-cell office:value-type="float" office:value="0.099465" calcext:value-type="float">
            <text:p>0,09946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35428" calcext:value-type="float">
            <text:p>9,43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30628" calcext:value-type="float">
            <text:p>-2,830628</text:p>
          </table:table-cell>
          <table:table-cell office:value-type="float" office:value="0.504332" calcext:value-type="float">
            <text:p>0,504332</text:p>
          </table:table-cell>
          <table:table-cell office:value-type="float" office:value="-0.909743" calcext:value-type="float">
            <text:p>-0,909743</text:p>
          </table:table-cell>
          <table:table-cell office:value-type="float" office:value="-3.23604" calcext:value-type="float">
            <text:p>-3,23604</text:p>
          </table:table-cell>
          <table:table-cell office:value-type="float" office:value="-0.955865" calcext:value-type="float">
            <text:p>-0,955865</text:p>
          </table:table-cell>
          <table:table-cell office:value-type="float" office:value="0.101306" calcext:value-type="float">
            <text:p>0,10130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85949" calcext:value-type="float">
            <text:p>6,285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85785" calcext:value-type="float">
            <text:p>-1,885785</text:p>
          </table:table-cell>
          <table:table-cell office:value-type="float" office:value="-0.117556" calcext:value-type="float">
            <text:p>-0,117556</text:p>
          </table:table-cell>
          <table:table-cell office:value-type="float" office:value="0.318345" calcext:value-type="float">
            <text:p>0,318345</text:p>
          </table:table-cell>
          <table:table-cell office:value-type="float" office:value="-1.684996" calcext:value-type="float">
            <text:p>-1,684996</text:p>
          </table:table-cell>
          <table:table-cell office:value-type="float" office:value="-0.621888" calcext:value-type="float">
            <text:p>-0,621888</text:p>
          </table:table-cell>
          <table:table-cell office:value-type="float" office:value="0.098933" calcext:value-type="float">
            <text:p>0,098933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2315" calcext:value-type="float">
            <text:p>3,14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2694" calcext:value-type="float">
            <text:p>-0,942694</text:p>
          </table:table-cell>
          <table:table-cell office:value-type="float" office:value="-0.431433" calcext:value-type="float">
            <text:p>-0,431433</text:p>
          </table:table-cell>
          <table:table-cell office:value-type="float" office:value="0.314719" calcext:value-type="float">
            <text:p>0,314719</text:p>
          </table:table-cell>
          <table:table-cell office:value-type="float" office:value="-1.059409" calcext:value-type="float">
            <text:p>-1,059409</text:p>
          </table:table-cell>
          <table:table-cell office:value-type="float" office:value="-0.313877" calcext:value-type="float">
            <text:p>-0,313877</text:p>
          </table:table-cell>
          <table:table-cell office:value-type="float" office:value="0.099887" calcext:value-type="float">
            <text:p>0,09988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072" calcext:value-type="float">
            <text:p>3,14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2216" calcext:value-type="float">
            <text:p>-0,942216</text:p>
          </table:table-cell>
          <table:table-cell office:value-type="float" office:value="-0.745718" calcext:value-type="float">
            <text:p>-0,745718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-1.687774" calcext:value-type="float">
            <text:p>-1,687774</text:p>
          </table:table-cell>
          <table:table-cell office:value-type="float" office:value="-0.314285" calcext:value-type="float">
            <text:p>-0,314285</text:p>
          </table:table-cell>
          <table:table-cell office:value-type="float" office:value="0.100068" calcext:value-type="float">
            <text:p>0,10006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745718" calcext:value-type="float">
            <text:p>-0,745718</text:p>
          </table:table-cell>
          <table:table-cell office:value-type="float" office:value="0.314235" calcext:value-type="float">
            <text:p>0,314235</text:p>
          </table:table-cell>
          <table:table-cell office:value-type="float" office:value="-0.431483" calcext:value-type="float">
            <text:p>-0,431483</text:p>
          </table:table-cell>
          <table:table-cell office:value-type="float" office:value="0" calcext:value-type="float">
            <text:p>0</text:p>
          </table:table-cell>
          <table:table-cell office:value-type="float" office:value="0.099948" calcext:value-type="float">
            <text:p>0,099948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52324" calcext:value-type="float">
            <text:p>-1,352324</text:p>
          </table:table-cell>
          <table:table-cell office:value-type="float" office:value="0" calcext:value-type="float">
            <text:p>0</text:p>
          </table:table-cell>
          <table:table-cell office:value-type="float" office:value="-1.352324" calcext:value-type="float">
            <text:p>-1,352324</text:p>
          </table:table-cell>
          <table:table-cell office:value-type="float" office:value="0" calcext:value-type="float">
            <text:p>0</text:p>
          </table:table-cell>
          <table:table-cell office:value-type="float" office:value="0.100066" calcext:value-type="float">
            <text:p>0,100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958268" calcext:value-type="float">
            <text:p>-1,958268</text:p>
          </table:table-cell>
          <table:table-cell office:value-type="float" office:value="0" calcext:value-type="float">
            <text:p>0</text:p>
          </table:table-cell>
          <table:table-cell office:value-type="float" office:value="-1.958268" calcext:value-type="float">
            <text:p>-1,958268</text:p>
          </table:table-cell>
          <table:table-cell office:value-type="float" office:value="0" calcext:value-type="float">
            <text:p>0</text:p>
          </table:table-cell>
          <table:table-cell office:value-type="float" office:value="0.099925" calcext:value-type="float">
            <text:p>0,09992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50583" calcext:value-type="float">
            <text:p>-2,250583</text:p>
          </table:table-cell>
          <table:table-cell office:value-type="float" office:value="0" calcext:value-type="float">
            <text:p>0</text:p>
          </table:table-cell>
          <table:table-cell office:value-type="float" office:value="-2.250583" calcext:value-type="float">
            <text:p>-2,250583</text:p>
          </table:table-cell>
          <table:table-cell office:value-type="float" office:value="0" calcext:value-type="float">
            <text:p>0</text:p>
          </table:table-cell>
          <table:table-cell office:value-type="float" office:value="0.100182" calcext:value-type="float">
            <text:p>0,100182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27716" calcext:value-type="float">
            <text:p>-2,227716</text:p>
          </table:table-cell>
          <table:table-cell office:value-type="float" office:value="0" calcext:value-type="float">
            <text:p>0</text:p>
          </table:table-cell>
          <table:table-cell office:value-type="float" office:value="-2.227716" calcext:value-type="float">
            <text:p>-2,227716</text:p>
          </table:table-cell>
          <table:table-cell office:value-type="float" office:value="0" calcext:value-type="float">
            <text:p>0</text:p>
          </table:table-cell>
          <table:table-cell office:value-type="float" office:value="0.099863" calcext:value-type="float">
            <text:p>0,099863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05915" calcext:value-type="float">
            <text:p>-2,205915</text:p>
          </table:table-cell>
          <table:table-cell office:value-type="float" office:value="0" calcext:value-type="float">
            <text:p>0</text:p>
          </table:table-cell>
          <table:table-cell office:value-type="float" office:value="-2.205915" calcext:value-type="float">
            <text:p>-2,205915</text:p>
          </table:table-cell>
          <table:table-cell office:value-type="float" office:value="0" calcext:value-type="float">
            <text:p>0</text:p>
          </table:table-cell>
          <table:table-cell office:value-type="float" office:value="0.10003" calcext:value-type="float">
            <text:p>0,1000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5005" calcext:value-type="float">
            <text:p>-1,25005</text:p>
          </table:table-cell>
          <table:table-cell office:value-type="float" office:value="0" calcext:value-type="float">
            <text:p>0</text:p>
          </table:table-cell>
          <table:table-cell office:value-type="float" office:value="-1.25005" calcext:value-type="float">
            <text:p>-1,25005</text:p>
          </table:table-cell>
          <table:table-cell office:value-type="float" office:value="0" calcext:value-type="float">
            <text:p>0</text:p>
          </table:table-cell>
          <table:table-cell office:value-type="float" office:value="0.099894" calcext:value-type="float">
            <text:p>0,09989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" calcext:value-type="float">
            <text:p>0</text:p>
          </table:table-cell>
          <table:table-cell office:value-type="float" office:value="3.917293" calcext:value-type="float">
            <text:p>3,917293</text:p>
          </table:table-cell>
          <table:table-cell office:value-type="float" office:value="0.311633" calcext:value-type="float">
            <text:p>0,311633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-0.324768" calcext:value-type="float">
            <text:p>-0,324768</text:p>
          </table:table-cell>
          <table:table-cell office:value-type="float" office:value="0.302667" calcext:value-type="float">
            <text:p>0,302667</text:p>
          </table:table-cell>
          <table:table-cell office:value-type="float" office:value="0.88699" calcext:value-type="float">
            <text:p>0,88699</text:p>
          </table:table-cell>
          <table:table-cell office:value-type="float" office:value="0.303394" calcext:value-type="float">
            <text:p>0,303394</text:p>
          </table:table-cell>
          <table:table-cell office:value-type="float" office:value="0.10012" calcext:value-type="float">
            <text:p>0,10012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" calcext:value-type="float">
            <text:p>0</text:p>
          </table:table-cell>
          <table:table-cell office:value-type="float" office:value="4.231063" calcext:value-type="float">
            <text:p>4,231063</text:p>
          </table:table-cell>
          <table:table-cell office:value-type="float" office:value="0.336416" calcext:value-type="float">
            <text:p>0,336416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291669" calcext:value-type="float">
            <text:p>0,291669</text:p>
          </table:table-cell>
          <table:table-cell office:value-type="float" office:value="0" calcext:value-type="float">
            <text:p>0</text:p>
          </table:table-cell>
          <table:table-cell office:value-type="float" office:value="1.20076" calcext:value-type="float">
            <text:p>1,20076</text:p>
          </table:table-cell>
          <table:table-cell office:value-type="float" office:value="0.30256" calcext:value-type="float">
            <text:p>0,30256</text:p>
          </table:table-cell>
          <table:table-cell office:value-type="float" office:value="0.099845" calcext:value-type="float">
            <text:p>0,099845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2158" calcext:value-type="float">
            <text:p>3,142158</text:p>
          </table:table-cell>
          <table:table-cell office:value-type="float" office:value="3.277243" calcext:value-type="float">
            <text:p>3,277243</text:p>
          </table:table-cell>
          <table:table-cell office:value-type="float" office:value="0.261079" calcext:value-type="float">
            <text:p>0,261079</text:p>
          </table:table-cell>
          <table:table-cell office:value-type="float" office:value="-0.033556" calcext:value-type="float">
            <text:p>-0,033556</text:p>
          </table:table-cell>
          <table:table-cell office:value-type="float" office:value="0.594771" calcext:value-type="float">
            <text:p>0,594771</text:p>
          </table:table-cell>
          <table:table-cell office:value-type="float" office:value="-0.314275" calcext:value-type="float">
            <text:p>-0,314275</text:p>
          </table:table-cell>
          <table:table-cell office:value-type="float" office:value="0.24694" calcext:value-type="float">
            <text:p>0,24694</text:p>
          </table:table-cell>
          <table:table-cell office:value-type="float" office:value="-0.011183" calcext:value-type="float">
            <text:p>-0,011183</text:p>
          </table:table-cell>
          <table:table-cell office:value-type="float" office:value="0.099981" calcext:value-type="float">
            <text:p>0,099981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017" calcext:value-type="float">
            <text:p>3,13017</text:p>
          </table:table-cell>
          <table:table-cell office:value-type="float" office:value="3.586186" calcext:value-type="float">
            <text:p>3,586186</text:p>
          </table:table-cell>
          <table:table-cell office:value-type="float" office:value="0.285481" calcext:value-type="float">
            <text:p>0,285481</text:p>
          </table:table-cell>
          <table:table-cell office:value-type="float" office:value="-0.02996" calcext:value-type="float">
            <text:p>-0,02996</text:p>
          </table:table-cell>
          <table:table-cell office:value-type="float" office:value="0.584659" calcext:value-type="float">
            <text:p>0,584659</text:p>
          </table:table-cell>
          <table:table-cell office:value-type="float" office:value="0.001184" calcext:value-type="float">
            <text:p>0,001184</text:p>
          </table:table-cell>
          <table:table-cell office:value-type="float" office:value="0.555883" calcext:value-type="float">
            <text:p>0,555883</text:p>
          </table:table-cell>
          <table:table-cell office:value-type="float" office:value="-0.010112" calcext:value-type="float">
            <text:p>-0,010112</text:p>
          </table:table-cell>
          <table:table-cell office:value-type="float" office:value="0.101257" calcext:value-type="float">
            <text:p>0,101257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50542" calcext:value-type="float">
            <text:p>3,150542</text:p>
          </table:table-cell>
          <table:table-cell office:value-type="float" office:value="3.564791" calcext:value-type="float">
            <text:p>3,564791</text:p>
          </table:table-cell>
          <table:table-cell office:value-type="float" office:value="0.283791" calcext:value-type="float">
            <text:p>0,283791</text:p>
          </table:table-cell>
          <table:table-cell office:value-type="float" office:value="-0.036072" calcext:value-type="float">
            <text:p>-0,036072</text:p>
          </table:table-cell>
          <table:table-cell office:value-type="float" office:value="0.572589" calcext:value-type="float">
            <text:p>0,572589</text:p>
          </table:table-cell>
          <table:table-cell office:value-type="float" office:value="-0.002029" calcext:value-type="float">
            <text:p>-0,002029</text:p>
          </table:table-cell>
          <table:table-cell office:value-type="float" office:value="0.534488" calcext:value-type="float">
            <text:p>0,534488</text:p>
          </table:table-cell>
          <table:table-cell office:value-type="float" office:value="-0.01207" calcext:value-type="float">
            <text:p>-0,01207</text:p>
          </table:table-cell>
          <table:table-cell office:value-type="float" office:value="0.100385" calcext:value-type="float">
            <text:p>0,100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8767" calcext:value-type="float">
            <text:p>3,138767</text:p>
          </table:table-cell>
          <table:table-cell office:value-type="float" office:value="3.560486" calcext:value-type="float">
            <text:p>3,560486</text:p>
          </table:table-cell>
          <table:table-cell office:value-type="float" office:value="0.283451" calcext:value-type="float">
            <text:p>0,283451</text:p>
          </table:table-cell>
          <table:table-cell office:value-type="float" office:value="-0.032539" calcext:value-type="float">
            <text:p>-0,032539</text:p>
          </table:table-cell>
          <table:table-cell office:value-type="float" office:value="0.561563" calcext:value-type="float">
            <text:p>0,561563</text:p>
          </table:table-cell>
          <table:table-cell office:value-type="float" office:value="0.001158" calcext:value-type="float">
            <text:p>0,001158</text:p>
          </table:table-cell>
          <table:table-cell office:value-type="float" office:value="0.530183" calcext:value-type="float">
            <text:p>0,530183</text:p>
          </table:table-cell>
          <table:table-cell office:value-type="float" office:value="-0.011025" calcext:value-type="float">
            <text:p>-0,011025</text:p>
          </table:table-cell>
          <table:table-cell office:value-type="float" office:value="0.10165" calcext:value-type="float">
            <text:p>0,10165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5998" calcext:value-type="float">
            <text:p>3,145998</text:p>
          </table:table-cell>
          <table:table-cell office:value-type="float" office:value="3.544872" calcext:value-type="float">
            <text:p>3,544872</text:p>
          </table:table-cell>
          <table:table-cell office:value-type="float" office:value="0.282217" calcext:value-type="float">
            <text:p>0,282217</text:p>
          </table:table-cell>
          <table:table-cell office:value-type="float" office:value="-0.034709" calcext:value-type="float">
            <text:p>-0,034709</text:p>
          </table:table-cell>
          <table:table-cell office:value-type="float" office:value="0.550001" calcext:value-type="float">
            <text:p>0,550001</text:p>
          </table:table-cell>
          <table:table-cell office:value-type="float" office:value="-0.000724" calcext:value-type="float">
            <text:p>-0,000724</text:p>
          </table:table-cell>
          <table:table-cell office:value-type="float" office:value="0.514569" calcext:value-type="float">
            <text:p>0,514569</text:p>
          </table:table-cell>
          <table:table-cell office:value-type="float" office:value="-0.011562" calcext:value-type="float">
            <text:p>-0,011562</text:p>
          </table:table-cell>
          <table:table-cell office:value-type="float" office:value="0.099936" calcext:value-type="float">
            <text:p>0,099936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559" calcext:value-type="float">
            <text:p>6,27559</text:p>
          </table:table-cell>
          <table:table-cell office:value-type="float" office:value="1.96931" calcext:value-type="float">
            <text:p>1,96931</text:p>
          </table:table-cell>
          <table:table-cell office:value-type="float" office:value="0.25" calcext:value-type="float">
            <text:p>0,25</text:p>
          </table:table-cell>
          <table:table-cell office:value-type="float" office:value="-0.973586" calcext:value-type="float">
            <text:p>-0,973586</text:p>
          </table:table-cell>
          <table:table-cell office:value-type="float" office:value="0.23415" calcext:value-type="float">
            <text:p>0,23415</text:p>
          </table:table-cell>
          <table:table-cell office:value-type="float" office:value="-0.321558" calcext:value-type="float">
            <text:p>-0,321558</text:p>
          </table:table-cell>
          <table:table-cell office:value-type="float" office:value="-1.060993" calcext:value-type="float">
            <text:p>-1,060993</text:p>
          </table:table-cell>
          <table:table-cell office:value-type="float" office:value="-0.315851" calcext:value-type="float">
            <text:p>-0,315851</text:p>
          </table:table-cell>
          <table:table-cell office:value-type="float" office:value="0.097326" calcext:value-type="float">
            <text:p>0,097326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458" calcext:value-type="float">
            <text:p>3,14458</text:p>
          </table:table-cell>
          <table:table-cell office:value-type="float" office:value="3.529744" calcext:value-type="float">
            <text:p>3,529744</text:p>
          </table:table-cell>
          <table:table-cell office:value-type="float" office:value="0.281022" calcext:value-type="float">
            <text:p>0,281022</text:p>
          </table:table-cell>
          <table:table-cell office:value-type="float" office:value="-0.034283" calcext:value-type="float">
            <text:p>-0,034283</text:p>
          </table:table-cell>
          <table:table-cell office:value-type="float" office:value="0.222648" calcext:value-type="float">
            <text:p>0,222648</text:p>
          </table:table-cell>
          <table:table-cell office:value-type="float" office:value="0.311076" calcext:value-type="float">
            <text:p>0,311076</text:p>
          </table:table-cell>
          <table:table-cell office:value-type="float" office:value="0.499441" calcext:value-type="float">
            <text:p>0,499441</text:p>
          </table:table-cell>
          <table:table-cell office:value-type="float" office:value="-0.011502" calcext:value-type="float">
            <text:p>-0,011502</text:p>
          </table:table-cell>
          <table:table-cell office:value-type="float" office:value="0.100651" calcext:value-type="float">
            <text:p>0,10065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8162" calcext:value-type="float">
            <text:p>6,278162</text:p>
          </table:table-cell>
          <table:table-cell office:value-type="float" office:value="1.64015" calcext:value-type="float">
            <text:p>1,64015</text:p>
          </table:table-cell>
          <table:table-cell office:value-type="float" office:value="0.25" calcext:value-type="float">
            <text:p>0,25</text:p>
          </table:table-cell>
          <table:table-cell office:value-type="float" office:value="-0.974358" calcext:value-type="float">
            <text:p>-0,974358</text:p>
          </table:table-cell>
          <table:table-cell office:value-type="float" office:value="-0.107892" calcext:value-type="float">
            <text:p>-0,107892</text:p>
          </table:table-cell>
          <table:table-cell office:value-type="float" office:value="-0.307903" calcext:value-type="float">
            <text:p>-0,307903</text:p>
          </table:table-cell>
          <table:table-cell office:value-type="float" office:value="-1.390153" calcext:value-type="float">
            <text:p>-1,390153</text:p>
          </table:table-cell>
          <table:table-cell office:value-type="float" office:value="-0.330541" calcext:value-type="float">
            <text:p>-0,330541</text:p>
          </table:table-cell>
          <table:table-cell office:value-type="float" office:value="0.101772" calcext:value-type="float">
            <text:p>0,10177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0742" calcext:value-type="float">
            <text:p>3,140742</text:p>
          </table:table-cell>
          <table:table-cell office:value-type="float" office:value="2.884464" calcext:value-type="float">
            <text:p>2,884464</text:p>
          </table:table-cell>
          <table:table-cell office:value-type="float" office:value="0.25" calcext:value-type="float">
            <text:p>0,25</text:p>
          </table:table-cell>
          <table:table-cell office:value-type="float" office:value="-0.033132" calcext:value-type="float">
            <text:p>-0,033132</text:p>
          </table:table-cell>
          <table:table-cell office:value-type="float" office:value="-0.422472" calcext:value-type="float">
            <text:p>-0,422472</text:p>
          </table:table-cell>
          <table:table-cell office:value-type="float" office:value="0.309765" calcext:value-type="float">
            <text:p>0,309765</text:p>
          </table:table-cell>
          <table:table-cell office:value-type="float" office:value="-0.145839" calcext:value-type="float">
            <text:p>-0,145839</text:p>
          </table:table-cell>
          <table:table-cell office:value-type="float" office:value="-0.011186" calcext:value-type="float">
            <text:p>-0,011186</text:p>
          </table:table-cell>
          <table:table-cell office:value-type="float" office:value="0.101284" calcext:value-type="float">
            <text:p>0,10128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197" calcext:value-type="float">
            <text:p>3,14197</text:p>
          </table:table-cell>
          <table:table-cell office:value-type="float" office:value="2.260385" calcext:value-type="float">
            <text:p>2,260385</text:p>
          </table:table-cell>
          <table:table-cell office:value-type="float" office:value="0.25" calcext:value-type="float">
            <text:p>0,25</text:p>
          </table:table-cell>
          <table:table-cell office:value-type="float" office:value="-0.0335" calcext:value-type="float">
            <text:p>-0,0335</text:p>
          </table:table-cell>
          <table:table-cell office:value-type="float" office:value="-0.736296" calcext:value-type="float">
            <text:p>-0,736296</text:p>
          </table:table-cell>
          <table:table-cell office:value-type="float" office:value="-0.000122" calcext:value-type="float">
            <text:p>-0,000122</text:p>
          </table:table-cell>
          <table:table-cell office:value-type="float" office:value="-0.769918" calcext:value-type="float">
            <text:p>-0,769918</text:p>
          </table:table-cell>
          <table:table-cell office:value-type="float" office:value="-0.011263" calcext:value-type="float">
            <text:p>-0,011263</text:p>
          </table:table-cell>
          <table:table-cell office:value-type="float" office:value="0.100866" calcext:value-type="float">
            <text:p>0,100866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83251" calcext:value-type="float">
            <text:p>6,283251</text:p>
          </table:table-cell>
          <table:table-cell office:value-type="float" office:value="0.689721" calcext:value-type="float">
            <text:p>0,689721</text:p>
          </table:table-cell>
          <table:table-cell office:value-type="float" office:value="0.25" calcext:value-type="float">
            <text:p>0,25</text:p>
          </table:table-cell>
          <table:table-cell office:value-type="float" office:value="-0.975884" calcext:value-type="float">
            <text:p>-0,975884</text:p>
          </table:table-cell>
          <table:table-cell office:value-type="float" office:value="-1.054015" calcext:value-type="float">
            <text:p>-1,054015</text:p>
          </table:table-cell>
          <table:table-cell office:value-type="float" office:value="-0.310683" calcext:value-type="float">
            <text:p>-0,310683</text:p>
          </table:table-cell>
          <table:table-cell office:value-type="float" office:value="-2.340582" calcext:value-type="float">
            <text:p>-2,340582</text:p>
          </table:table-cell>
          <table:table-cell office:value-type="float" office:value="-0.328902" calcext:value-type="float">
            <text:p>-0,328902</text:p>
          </table:table-cell>
          <table:table-cell office:value-type="float" office:value="0.101109" calcext:value-type="float">
            <text:p>0,10110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3042" calcext:value-type="float">
            <text:p>3,143042</text:p>
          </table:table-cell>
          <table:table-cell office:value-type="float" office:value="2.249744" calcext:value-type="float">
            <text:p>2,249744</text:p>
          </table:table-cell>
          <table:table-cell office:value-type="float" office:value="0.25" calcext:value-type="float">
            <text:p>0,25</text:p>
          </table:table-cell>
          <table:table-cell office:value-type="float" office:value="-0.033822" calcext:value-type="float">
            <text:p>-0,033822</text:p>
          </table:table-cell>
          <table:table-cell office:value-type="float" office:value="-1.055373" calcext:value-type="float">
            <text:p>-1,055373</text:p>
          </table:table-cell>
          <table:table-cell office:value-type="float" office:value="0.308636" calcext:value-type="float">
            <text:p>0,308636</text:p>
          </table:table-cell>
          <table:table-cell office:value-type="float" office:value="-0.780559" calcext:value-type="float">
            <text:p>-0,780559</text:p>
          </table:table-cell>
          <table:table-cell office:value-type="float" office:value="-0.011471" calcext:value-type="float">
            <text:p>-0,011471</text:p>
          </table:table-cell>
          <table:table-cell office:value-type="float" office:value="0.101745" calcext:value-type="float">
            <text:p>0,10174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9111" calcext:value-type="float">
            <text:p>3,139111</text:p>
          </table:table-cell>
          <table:table-cell office:value-type="float" office:value="1.943981" calcext:value-type="float">
            <text:p>1,943981</text:p>
          </table:table-cell>
          <table:table-cell office:value-type="float" office:value="0.25" calcext:value-type="float">
            <text:p>0,25</text:p>
          </table:table-cell>
          <table:table-cell office:value-type="float" office:value="-0.032642" calcext:value-type="float">
            <text:p>-0,032642</text:p>
          </table:table-cell>
          <table:table-cell office:value-type="float" office:value="-1.054077" calcext:value-type="float">
            <text:p>-1,054077</text:p>
          </table:table-cell>
          <table:table-cell office:value-type="float" office:value="0.000397" calcext:value-type="float">
            <text:p>0,000397</text:p>
          </table:table-cell>
          <table:table-cell office:value-type="float" office:value="-1.086322" calcext:value-type="float">
            <text:p>-1,086322</text:p>
          </table:table-cell>
          <table:table-cell office:value-type="float" office:value="-0.010773" calcext:value-type="float">
            <text:p>-0,010773</text:p>
          </table:table-cell>
          <table:table-cell office:value-type="float" office:value="0.099012" calcext:value-type="float">
            <text:p>0,099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87404" calcext:value-type="float">
            <text:p>6,287404</text:p>
          </table:table-cell>
          <table:table-cell office:value-type="float" office:value="0.369182" calcext:value-type="float">
            <text:p>0,369182</text:p>
          </table:table-cell>
          <table:table-cell office:value-type="float" office:value="0.25" calcext:value-type="float">
            <text:p>0,25</text:p>
          </table:table-cell>
          <table:table-cell office:value-type="float" office:value="-0.97713" calcext:value-type="float">
            <text:p>-0,97713</text:p>
          </table:table-cell>
          <table:table-cell office:value-type="float" office:value="-1.376083" calcext:value-type="float">
            <text:p>-1,376083</text:p>
          </table:table-cell>
          <table:table-cell office:value-type="float" office:value="-0.307908" calcext:value-type="float">
            <text:p>-0,307908</text:p>
          </table:table-cell>
          <table:table-cell office:value-type="float" office:value="-2.661121" calcext:value-type="float">
            <text:p>-2,661121</text:p>
          </table:table-cell>
          <table:table-cell office:value-type="float" office:value="-0.333032" calcext:value-type="float">
            <text:p>-0,333032</text:p>
          </table:table-cell>
          <table:table-cell office:value-type="float" office:value="0.102248" calcext:value-type="float">
            <text:p>0,10224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12734" calcext:value-type="float">
            <text:p>3,112734</text:p>
          </table:table-cell>
          <table:table-cell office:value-type="float" office:value="1.94389" calcext:value-type="float">
            <text:p>1,94389</text:p>
          </table:table-cell>
          <table:table-cell office:value-type="float" office:value="0.25" calcext:value-type="float">
            <text:p>0,25</text:p>
          </table:table-cell>
          <table:table-cell office:value-type="float" office:value="-0.024729" calcext:value-type="float">
            <text:p>-0,024729</text:p>
          </table:table-cell>
          <table:table-cell office:value-type="float" office:value="-1.372929" calcext:value-type="float">
            <text:p>-1,372929</text:p>
          </table:table-cell>
          <table:table-cell office:value-type="float" office:value="0.311245" calcext:value-type="float">
            <text:p>0,311245</text:p>
          </table:table-cell>
          <table:table-cell office:value-type="float" office:value="-1.086413" calcext:value-type="float">
            <text:p>-1,086413</text:p>
          </table:table-cell>
          <table:table-cell office:value-type="float" office:value="-0.008408" calcext:value-type="float">
            <text:p>-0,008408</text:p>
          </table:table-cell>
          <table:table-cell office:value-type="float" office:value="0.101999" calcext:value-type="float">
            <text:p>0,101999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70669" calcext:value-type="float">
            <text:p>3,170669</text:p>
          </table:table-cell>
          <table:table-cell office:value-type="float" office:value="1.911213" calcext:value-type="float">
            <text:p>1,9112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4211" calcext:value-type="float">
            <text:p>-0,04211</text:p>
          </table:table-cell>
          <table:table-cell office:value-type="float" office:value="-1.071236" calcext:value-type="float">
            <text:p>-1,071236</text:p>
          </table:table-cell>
          <table:table-cell office:value-type="float" office:value="-0.005744" calcext:value-type="float">
            <text:p>-0,005744</text:p>
          </table:table-cell>
          <table:table-cell office:value-type="float" office:value="-1.11909" calcext:value-type="float">
            <text:p>-1,11909</text:p>
          </table:table-cell>
          <table:table-cell office:value-type="float" office:value="-0.014158" calcext:value-type="float">
            <text:p>-0,014158</text:p>
          </table:table-cell>
          <table:table-cell office:value-type="float" office:value="0.100867" calcext:value-type="float">
            <text:p>0,100867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81424" calcext:value-type="float">
            <text:p>6,281424</text:p>
          </table:table-cell>
          <table:table-cell office:value-type="float" office:value="0.35902" calcext:value-type="float">
            <text:p>0,35902</text:p>
          </table:table-cell>
          <table:table-cell office:value-type="float" office:value="0.25" calcext:value-type="float">
            <text:p>0,25</text:p>
          </table:table-cell>
          <table:table-cell office:value-type="float" office:value="-0.975336" calcext:value-type="float">
            <text:p>-0,975336</text:p>
          </table:table-cell>
          <table:table-cell office:value-type="float" office:value="-1.385412" calcext:value-type="float">
            <text:p>-1,385412</text:p>
          </table:table-cell>
          <table:table-cell office:value-type="float" office:value="-0.310535" calcext:value-type="float">
            <text:p>-0,310535</text:p>
          </table:table-cell>
          <table:table-cell office:value-type="float" office:value="-2.671283" calcext:value-type="float">
            <text:p>-2,671283</text:p>
          </table:table-cell>
          <table:table-cell office:value-type="float" office:value="-0.325678" calcext:value-type="float">
            <text:p>-0,325678</text:p>
          </table:table-cell>
          <table:table-cell office:value-type="float" office:value="0.100174" calcext:value-type="float">
            <text:p>0,10017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257" calcext:value-type="float">
            <text:p>3,14257</text:p>
          </table:table-cell>
          <table:table-cell office:value-type="float" office:value="2.246778" calcext:value-type="float">
            <text:p>2,246778</text:p>
          </table:table-cell>
          <table:table-cell office:value-type="float" office:value="0.25" calcext:value-type="float">
            <text:p>0,25</text:p>
          </table:table-cell>
          <table:table-cell office:value-type="float" office:value="-0.03368" calcext:value-type="float">
            <text:p>-0,03368</text:p>
          </table:table-cell>
          <table:table-cell office:value-type="float" office:value="-1.066017" calcext:value-type="float">
            <text:p>-1,066017</text:p>
          </table:table-cell>
          <table:table-cell office:value-type="float" office:value="0.316171" calcext:value-type="float">
            <text:p>0,316171</text:p>
          </table:table-cell>
          <table:table-cell office:value-type="float" office:value="-0.783525" calcext:value-type="float">
            <text:p>-0,783525</text:p>
          </table:table-cell>
          <table:table-cell office:value-type="float" office:value="-0.011146" calcext:value-type="float">
            <text:p>-0,011146</text:p>
          </table:table-cell>
          <table:table-cell office:value-type="float" office:value="0.099277" calcext:value-type="float">
            <text:p>0,09927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203" calcext:value-type="float">
            <text:p>3,14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2609" calcext:value-type="float">
            <text:p>-0,942609</text:p>
          </table:table-cell>
          <table:table-cell office:value-type="float" office:value="-1.332979" calcext:value-type="float">
            <text:p>-1,332979</text:p>
          </table:table-cell>
          <table:table-cell office:value-type="float" office:value="-0.34225" calcext:value-type="float">
            <text:p>-0,34225</text:p>
          </table:table-cell>
          <table:table-cell office:value-type="float" office:value="-2.617838" calcext:value-type="float">
            <text:p>-2,617838</text:p>
          </table:table-cell>
          <table:table-cell office:value-type="float" office:value="-0.278148" calcext:value-type="float">
            <text:p>-0,278148</text:p>
          </table:table-cell>
          <table:table-cell office:value-type="float" office:value="0.088525" calcext:value-type="float">
            <text:p>0,08852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5143" calcext:value-type="float">
            <text:p>3,145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3543" calcext:value-type="float">
            <text:p>-0,943543</text:p>
          </table:table-cell>
          <table:table-cell office:value-type="float" office:value="-1.636422" calcext:value-type="float">
            <text:p>-1,636422</text:p>
          </table:table-cell>
          <table:table-cell office:value-type="float" office:value="-0.000311" calcext:value-type="float">
            <text:p>-0,000311</text:p>
          </table:table-cell>
          <table:table-cell office:value-type="float" office:value="-2.580276" calcext:value-type="float">
            <text:p>-2,580276</text:p>
          </table:table-cell>
          <table:table-cell office:value-type="float" office:value="-0.314707" calcext:value-type="float">
            <text:p>-0,314707</text:p>
          </table:table-cell>
          <table:table-cell office:value-type="float" office:value="0.100061" calcext:value-type="float">
            <text:p>0,100061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07519" calcext:value-type="float">
            <text:p>-1,307519</text:p>
          </table:table-cell>
          <table:table-cell office:value-type="float" office:value="0.314618" calcext:value-type="float">
            <text:p>0,314618</text:p>
          </table:table-cell>
          <table:table-cell office:value-type="float" office:value="-0.992901" calcext:value-type="float">
            <text:p>-0,992901</text:p>
          </table:table-cell>
          <table:table-cell office:value-type="float" office:value="0" calcext:value-type="float">
            <text:p>0</text:p>
          </table:table-cell>
          <table:table-cell office:value-type="float" office:value="0.099967" calcext:value-type="float">
            <text:p>0,09996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96049" calcext:value-type="float">
            <text:p>-1,296049</text:p>
          </table:table-cell>
          <table:table-cell office:value-type="float" office:value="0" calcext:value-type="float">
            <text:p>0</text:p>
          </table:table-cell>
          <table:table-cell office:value-type="float" office:value="-1.296049" calcext:value-type="float">
            <text:p>-1,296049</text:p>
          </table:table-cell>
          <table:table-cell office:value-type="float" office:value="0" calcext:value-type="float">
            <text:p>0</text:p>
          </table:table-cell>
          <table:table-cell office:value-type="float" office:value="0.100038" calcext:value-type="float">
            <text:p>0,100038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85276" calcext:value-type="float">
            <text:p>-1,285276</text:p>
          </table:table-cell>
          <table:table-cell office:value-type="float" office:value="0" calcext:value-type="float">
            <text:p>0</text:p>
          </table:table-cell>
          <table:table-cell office:value-type="float" office:value="-1.285276" calcext:value-type="float">
            <text:p>-1,285276</text:p>
          </table:table-cell>
          <table:table-cell office:value-type="float" office:value="0" calcext:value-type="float">
            <text:p>0</text:p>
          </table:table-cell>
          <table:table-cell office:value-type="float" office:value="0.100008" calcext:value-type="float">
            <text:p>0,100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52244" calcext:value-type="float">
            <text:p>-0,952244</text:p>
          </table:table-cell>
          <table:table-cell office:value-type="float" office:value="0" calcext:value-type="float">
            <text:p>0</text:p>
          </table:table-cell>
          <table:table-cell office:value-type="float" office:value="-0.952244" calcext:value-type="float">
            <text:p>-0,952244</text:p>
          </table:table-cell>
          <table:table-cell office:value-type="float" office:value="0" calcext:value-type="float">
            <text:p>0</text:p>
          </table:table-cell>
          <table:table-cell office:value-type="float" office:value="0.09999" calcext:value-type="float">
            <text:p>0,0999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43836" calcext:value-type="float">
            <text:p>-0,943836</text:p>
          </table:table-cell>
          <table:table-cell office:value-type="float" office:value="0" calcext:value-type="float">
            <text:p>0</text:p>
          </table:table-cell>
          <table:table-cell office:value-type="float" office:value="-0.943836" calcext:value-type="float">
            <text:p>-0,943836</text:p>
          </table:table-cell>
          <table:table-cell office:value-type="float" office:value="0" calcext:value-type="float">
            <text:p>0</text:p>
          </table:table-cell>
          <table:table-cell office:value-type="float" office:value="0.100031" calcext:value-type="float">
            <text:p>0,10003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29677" calcext:value-type="float">
            <text:p>-0,929677</text:p>
          </table:table-cell>
          <table:table-cell office:value-type="float" office:value="0" calcext:value-type="float">
            <text:p>0</text:p>
          </table:table-cell>
          <table:table-cell office:value-type="float" office:value="-0.929677" calcext:value-type="float">
            <text:p>-0,929677</text:p>
          </table:table-cell>
          <table:table-cell office:value-type="float" office:value="0" calcext:value-type="float">
            <text:p>0</text:p>
          </table:table-cell>
          <table:table-cell office:value-type="float" office:value="0.100034" calcext:value-type="float">
            <text:p>0,100034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04" calcext:value-type="float">
            <text:p>-0,604</text:p>
          </table:table-cell>
          <table:table-cell office:value-type="float" office:value="0" calcext:value-type="float">
            <text:p>0</text:p>
          </table:table-cell>
          <table:table-cell office:value-type="float" office:value="-0.604" calcext:value-type="float">
            <text:p>-0,604</text:p>
          </table:table-cell>
          <table:table-cell office:value-type="float" office:value="0" calcext:value-type="float">
            <text:p>0</text:p>
          </table:table-cell>
          <table:table-cell office:value-type="float" office:value="0.100006" calcext:value-type="float">
            <text:p>0,10000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92854" calcext:value-type="float">
            <text:p>-0,592854</text:p>
          </table:table-cell>
          <table:table-cell office:value-type="float" office:value="0" calcext:value-type="float">
            <text:p>0</text:p>
          </table:table-cell>
          <table:table-cell office:value-type="float" office:value="-0.592854" calcext:value-type="float">
            <text:p>-0,592854</text:p>
          </table:table-cell>
          <table:table-cell office:value-type="float" office:value="0" calcext:value-type="float">
            <text:p>0</text:p>
          </table:table-cell>
          <table:table-cell office:value-type="float" office:value="0.099929" calcext:value-type="float">
            <text:p>0,099929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14707" calcext:value-type="float">
            <text:p>-0,314707</text:p>
          </table:table-cell>
          <table:table-cell office:value-type="float" office:value="0" calcext:value-type="float">
            <text:p>0</text:p>
          </table:table-cell>
          <table:table-cell office:value-type="float" office:value="-0.314707" calcext:value-type="float">
            <text:p>-0,314707</text:p>
          </table:table-cell>
          <table:table-cell office:value-type="float" office:value="0" calcext:value-type="float">
            <text:p>0</text:p>
          </table:table-cell>
          <table:table-cell office:value-type="float" office:value="0.100064" calcext:value-type="float">
            <text:p>0,100064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63" calcext:value-type="float">
            <text:p>0,09996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4" calcext:value-type="float">
            <text:p>0,099974</text:p>
          </table:table-cell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1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35:26.9155970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6:39:22.731028143</dc:date>
    <meta:editing-duration>PT46M26S</meta:editing-duration>
    <meta:editing-cycles>11</meta:editing-cycles>
    <meta:generator>LibreOffice/6.0.7.3$Linux_X86_64 LibreOffice_project/00m0$Build-3</meta:generator>
    <meta:document-statistic meta:table-count="1" meta:cell-count="8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06cm" svg:height="4.168cm" xlink:href=".." xlink:type="simple" chart:class="chart:line" chart:style-name="ch1">
        <chart:legend chart:legend-position="end" svg:x="25.349cm" svg:y="1.558cm" style:legend-expansion="high" chart:style-name="ch2"/>
        <chart:plot-area chart:style-name="ch3" table:cell-range-address="left_wheel_stats.A2:left_wheel_stats.A69 left_wheel_stats.D1:left_wheel_stats.E69" chart:data-source-has-labels="both" svg:x="0.911cm" svg:y="0.037cm" svg:width="18.222cm" svg:height="4.001cm">
          <chartooo:coordinate-region svg:x="1.56cm" svg:y="0.225cm" svg:width="17.573cm" svg:height="2.954cm"/>
          <chart:axis chart:dimension="x" chart:name="primary-x" chart:style-name="ch4" chartooo:axis-type="auto">
            <chartooo:date-scale/>
            <chart:categories table:cell-range-address="left_wheel_stats.A2:left_wheel_stats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D2:left_wheel_stats.D69" chart:label-cell-address="left_wheel_stats.D1:left_wheel_stats.D1" chart:class="chart:line">
            <chart:data-point chart:repeated="68"/>
          </chart:series>
          <chart:series chart:style-name="ch7" chart:values-cell-range-address="left_wheel_stats.E2:left_wheel_stats.E69" chart:label-cell-address="left_wheel_stats.E1:left_wheel_stats.E1" chart:class="chart:line"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right_wheel</text:p>
                <draw:g>
                  <svg:desc>left_wheel_stats.D1:left_wheel_stats.D1</svg:desc>
                </draw:g>
              </table:table-cell>
              <table:table-cell office:value-type="string">
                <text:p>angular_vel_encoder_right_wheel</text:p>
                <draw:g>
                  <svg:desc>left_wheel_stats.E1:left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69</svg:desc>
                </draw:g>
              </table:table-cell>
              <table:table-cell office:value-type="float" office:value="0">
                <text:p>0</text:p>
                <draw:g>
                  <svg:desc>left_wheel_stats.D2:left_wheel_stats.D69</svg:desc>
                </draw:g>
              </table:table-cell>
              <table:table-cell office:value-type="float" office:value="0">
                <text:p>0</text:p>
                <draw:g>
                  <svg:desc>left_wheel_stats.E2:left_wheel_stats.E6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6.060606">
                <text:p>6.060606</text:p>
              </table:table-cell>
              <table:table-cell office:value-type="float" office:value="3.138513">
                <text:p>3.13851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060606">
                <text:p>6.060606</text:p>
              </table:table-cell>
              <table:table-cell office:value-type="float" office:value="6.288664">
                <text:p>6.28866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060606">
                <text:p>6.060606</text:p>
              </table:table-cell>
              <table:table-cell office:value-type="float" office:value="6.279793">
                <text:p>6.27979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9.435428">
                <text:p>9.43542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6.285949">
                <text:p>6.2859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3.142315">
                <text:p>3.14231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3.14072">
                <text:p>3.1407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030303">
                <text:p>3.030303</text:p>
              </table:table-cell>
              <table:table-cell office:value-type="float" office:value="3.142158">
                <text:p>3.14215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030303">
                <text:p>3.030303</text:p>
              </table:table-cell>
              <table:table-cell office:value-type="float" office:value="3.13017">
                <text:p>3.13017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030303">
                <text:p>3.030303</text:p>
              </table:table-cell>
              <table:table-cell office:value-type="float" office:value="3.150542">
                <text:p>3.1505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0303">
                <text:p>3.030303</text:p>
              </table:table-cell>
              <table:table-cell office:value-type="float" office:value="3.138767">
                <text:p>3.13876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.030303">
                <text:p>3.030303</text:p>
              </table:table-cell>
              <table:table-cell office:value-type="float" office:value="3.145998">
                <text:p>3.14599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.030303">
                <text:p>3.030303</text:p>
              </table:table-cell>
              <table:table-cell office:value-type="float" office:value="6.27559">
                <text:p>6.2755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.030303">
                <text:p>3.030303</text:p>
              </table:table-cell>
              <table:table-cell office:value-type="float" office:value="3.14458">
                <text:p>3.1445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.030303">
                <text:p>3.030303</text:p>
              </table:table-cell>
              <table:table-cell office:value-type="float" office:value="6.278162">
                <text:p>6.27816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.030303">
                <text:p>3.030303</text:p>
              </table:table-cell>
              <table:table-cell office:value-type="float" office:value="3.140742">
                <text:p>3.14074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.030303">
                <text:p>3.030303</text:p>
              </table:table-cell>
              <table:table-cell office:value-type="float" office:value="3.14197">
                <text:p>3.1419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.030303">
                <text:p>3.030303</text:p>
              </table:table-cell>
              <table:table-cell office:value-type="float" office:value="6.283251">
                <text:p>6.28325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.030303">
                <text:p>3.030303</text:p>
              </table:table-cell>
              <table:table-cell office:value-type="float" office:value="3.143042">
                <text:p>3.14304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.030303">
                <text:p>3.030303</text:p>
              </table:table-cell>
              <table:table-cell office:value-type="float" office:value="3.139111">
                <text:p>3.1391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30303">
                <text:p>3.030303</text:p>
              </table:table-cell>
              <table:table-cell office:value-type="float" office:value="6.287404">
                <text:p>6.28740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.030303">
                <text:p>3.030303</text:p>
              </table:table-cell>
              <table:table-cell office:value-type="float" office:value="3.112734">
                <text:p>3.11273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030303">
                <text:p>3.030303</text:p>
              </table:table-cell>
              <table:table-cell office:value-type="float" office:value="3.170669">
                <text:p>3.17066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3.030303">
                <text:p>3.030303</text:p>
              </table:table-cell>
              <table:table-cell office:value-type="float" office:value="6.281424">
                <text:p>6.281424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.030303">
                <text:p>3.030303</text:p>
              </table:table-cell>
              <table:table-cell office:value-type="float" office:value="3.14257">
                <text:p>3.1425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3.14203">
                <text:p>3.1420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3.145143">
                <text:p>3.14514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5.57cm" svg:y="1.714cm" style:legend-expansion="high" chart:style-name="ch2"/>
        <chart:plot-area chart:style-name="ch3" table:cell-range-address="left_wheel_stats.A2:left_wheel_stats.A69 left_wheel_stats.F1:left_wheel_stats.F69" chart:data-source-has-labels="both" svg:x="1.336cm" svg:y="0.033cm" svg:width="18.178cm" svg:height="3.843cm">
          <chartooo:coordinate-region svg:x="1.985cm" svg:y="0.221cm" svg:width="17.529cm" svg:height="2.796cm"/>
          <chart:axis chart:dimension="x" chart:name="primary-x" chart:style-name="ch4" chartooo:axis-type="auto">
            <chartooo:date-scale/>
            <chart:categories table:cell-range-address="left_wheel_stats.A2:left_wheel_stats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F2:left_wheel_stats.F69" chart:label-cell-address="left_wheel_stats.F1:left_wheel_stats.F1" chart:class="chart:line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control_right_wheel</text:p>
                <draw:g>
                  <svg:desc>left_wheel_stats.F1:lef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69</svg:desc>
                </draw:g>
              </table:table-cell>
              <table:table-cell office:value-type="float" office:value="0">
                <text:p>0</text:p>
                <draw:g>
                  <svg:desc>left_wheel_stats.F2:left_wheel_stats.F6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9.09091">
                <text:p>9.090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091339">
                <text:p>9.09133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8.128362">
                <text:p>8.12836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7.16002">
                <text:p>7.1600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7.455939">
                <text:p>7.45593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917293">
                <text:p>3.91729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.231063">
                <text:p>4.231063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277243">
                <text:p>3.27724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586186">
                <text:p>3.58618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564791">
                <text:p>3.5647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60486">
                <text:p>3.56048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.544872">
                <text:p>3.54487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96931">
                <text:p>1.9693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.529744">
                <text:p>3.52974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64015">
                <text:p>1.6401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884464">
                <text:p>2.884464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260385">
                <text:p>2.26038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689721">
                <text:p>0.68972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249744">
                <text:p>2.249744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943981">
                <text:p>1.9439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182">
                <text:p>0.36918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94389">
                <text:p>1.9438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911213">
                <text:p>1.91121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35902">
                <text:p>0.3590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.246778">
                <text:p>2.24677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8.618cm" svg:y="1.714cm" style:legend-expansion="high" chart:style-name="ch2"/>
        <chart:plot-area chart:style-name="ch3" table:cell-range-address="left_wheel_stats.A2:left_wheel_stats.A69 left_wheel_stats.H1:left_wheel_stats.H69" chart:data-source-has-labels="both" svg:x="1.354cm" svg:y="0.034cm" svg:width="18.107cm" svg:height="3.843cm">
          <chartooo:coordinate-region svg:x="1.914cm" svg:y="0.223cm" svg:width="17.547cm" svg:height="3.466cm"/>
          <chart:axis chart:dimension="x" chart:name="primary-x" chart:style-name="ch4" chartooo:axis-type="auto">
            <chartooo:date-scale/>
            <chart:categories table:cell-range-address="left_wheel_stats.A2:left_wheel_stats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H2:left_wheel_stats.H69" chart:label-cell-address="left_wheel_stats.H1:left_wheel_stats.H1" chart:class="chart:line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wheel_stats.H1:left_wheel_stats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69</svg:desc>
                </draw:g>
              </table:table-cell>
              <table:table-cell office:value-type="float" office:value="0">
                <text:p>0</text:p>
                <draw:g>
                  <svg:desc>left_wheel_stats.H2:left_wheel_stats.H6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818182">
                <text:p>1.8181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18182">
                <text:p>1.81818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876628">
                <text:p>0.87662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-0.068417">
                <text:p>-0.06841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-0.065756">
                <text:p>-0.0657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2.830628">
                <text:p>-2.83062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885785">
                <text:p>-1.88578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942694">
                <text:p>-0.94269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0.942216">
                <text:p>-0.94221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0.033556">
                <text:p>-0.03355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0.02996">
                <text:p>-0.0299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036072">
                <text:p>-0.0360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32539">
                <text:p>-0.03253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034709">
                <text:p>-0.03470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973586">
                <text:p>-0.97358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034283">
                <text:p>-0.03428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974358">
                <text:p>-0.97435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033132">
                <text:p>-0.03313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0335">
                <text:p>-0.033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975884">
                <text:p>-0.97588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033822">
                <text:p>-0.03382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032642">
                <text:p>-0.032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7713">
                <text:p>-0.9771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024729">
                <text:p>-0.02472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0.04211">
                <text:p>-0.0421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975336">
                <text:p>-0.97533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03368">
                <text:p>-0.0336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942609">
                <text:p>-0.94260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943543">
                <text:p>-0.94354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9.082cm" svg:y="1.714cm" style:legend-expansion="high" chart:style-name="ch2"/>
        <chart:plot-area chart:style-name="ch3" table:cell-range-address="left_wheel_stats.A2:left_wheel_stats.A69 left_wheel_stats.I1:left_wheel_stats.I69" chart:data-source-has-labels="both" svg:x="1.223cm" svg:y="0.034cm" svg:width="18.108cm" svg:height="3.843cm">
          <chartooo:coordinate-region svg:x="1.783cm" svg:y="0.223cm" svg:width="17.548cm" svg:height="3.467cm"/>
          <chart:axis chart:dimension="x" chart:name="primary-x" chart:style-name="ch4" chartooo:axis-type="auto">
            <chartooo:date-scale/>
            <chart:categories table:cell-range-address="left_wheel_stats.A2:left_wheel_stats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I2:left_wheel_stats.I69" chart:label-cell-address="left_wheel_stats.I1:left_wheel_stats.I1" chart:class="chart:line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*integral</text:p>
                <draw:g>
                  <svg:desc>left_wheel_stats.I1:lef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69</svg:desc>
                </draw:g>
              </table:table-cell>
              <table:table-cell office:value-type="float" office:value="0">
                <text:p>0</text:p>
                <draw:g>
                  <svg:desc>left_wheel_stats.I2:left_wheel_stats.I6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606606">
                <text:p>0.6066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12551">
                <text:p>1.21255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504866">
                <text:p>1.50486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481998">
                <text:p>1.48199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460197">
                <text:p>1.46019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504332">
                <text:p>0.50433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117556">
                <text:p>-0.11755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431433">
                <text:p>-0.43143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0.745718">
                <text:p>-0.74571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745718">
                <text:p>-0.74571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1.352324">
                <text:p>-1.3523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958268">
                <text:p>-1.95826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2.250583">
                <text:p>-2.25058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2.227716">
                <text:p>-2.22771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2.205915">
                <text:p>-2.20591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1.25005">
                <text:p>-1.2500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324768">
                <text:p>-0.32476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291669">
                <text:p>0.29166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594771">
                <text:p>0.59477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584659">
                <text:p>0.58465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572589">
                <text:p>0.5725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1563">
                <text:p>0.56156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550001">
                <text:p>0.55000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23415">
                <text:p>0.2341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222648">
                <text:p>0.2226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107892">
                <text:p>-0.10789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2472">
                <text:p>-0.42247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736296">
                <text:p>-0.736296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1.054015">
                <text:p>-1.05401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1.055373">
                <text:p>-1.05537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1.054077">
                <text:p>-1.0540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376083">
                <text:p>-1.37608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1.372929">
                <text:p>-1.37292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1.071236">
                <text:p>-1.07123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1.385412">
                <text:p>-1.38541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1.066017">
                <text:p>-1.06601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1.332979">
                <text:p>-1.33297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1.636422">
                <text:p>-1.63642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1.307519">
                <text:p>-1.30751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1.296049">
                <text:p>-1.29604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1.285276">
                <text:p>-1.285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952244">
                <text:p>-0.95224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0.943836">
                <text:p>-0.94383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0.929677">
                <text:p>-0.929677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0.604">
                <text:p>-0.60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0.592854">
                <text:p>-0.59285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314707">
                <text:p>-0.31470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8.618cm" svg:y="1.714cm" style:legend-expansion="high" chart:style-name="ch2"/>
        <chart:plot-area chart:style-name="ch3" table:cell-range-address="left_wheel_stats.A2:left_wheel_stats.A69 left_wheel_stats.J1:left_wheel_stats.J69" chart:data-source-has-labels="both" svg:x="1.016cm" svg:y="0.035cm" svg:width="18.314cm" svg:height="3.843cm">
          <chartooo:coordinate-region svg:x="1.753cm" svg:y="0.223cm" svg:width="17.577cm" svg:height="3.467cm"/>
          <chart:axis chart:dimension="x" chart:name="primary-x" chart:style-name="ch4" chartooo:axis-type="auto">
            <chartooo:date-scale/>
            <chart:categories table:cell-range-address="left_wheel_stats.A2:left_wheel_stats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J2:left_wheel_stats.J69" chart:label-cell-address="left_wheel_stats.J1:left_wheel_stats.J1" chart:class="chart:line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d*derivative</text:p>
                <draw:g>
                  <svg:desc>left_wheel_stats.J1:left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69</svg:desc>
                </draw:g>
              </table:table-cell>
              <table:table-cell office:value-type="float" office:value="0">
                <text:p>0</text:p>
                <draw:g>
                  <svg:desc>left_wheel_stats.J2:left_wheel_stats.J6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605515">
                <text:p>0.6055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313738">
                <text:p>-0.31373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-0.314167">
                <text:p>-0.31416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909743">
                <text:p>-0.90974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18345">
                <text:p>0.31834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314719">
                <text:p>0.31471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314235">
                <text:p>0.31423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02667">
                <text:p>0.30266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0.314275">
                <text:p>-0.3142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01184">
                <text:p>0.00118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002029">
                <text:p>-0.0020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000724">
                <text:p>-0.00072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321558">
                <text:p>-0.32155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311076">
                <text:p>0.31107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307903">
                <text:p>-0.30790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09765">
                <text:p>0.30976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000122">
                <text:p>-0.00012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310683">
                <text:p>-0.310683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308636">
                <text:p>0.30863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07908">
                <text:p>-0.30790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311245">
                <text:p>0.31124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0.005744">
                <text:p>-0.00574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310535">
                <text:p>-0.31053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316171">
                <text:p>0.31617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34225">
                <text:p>-0.342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000311">
                <text:p>-0.000311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314618">
                <text:p>0.31461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